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>
      <style:text-properties style:font-name="Noto Sans Mono CJK JP" style:font-name-asian="Noto Sans Mono CJK JP"/>
    </style:style>
    <style:style style:name="ce10" style:family="table-cell" style:parent-style-name="Default" style:data-style-name="N49">
      <style:text-properties style:font-name="Noto Sans Mono CJK JP" style:font-name-asian="Noto Sans Mono CJK JP"/>
    </style:style>
    <style:style style:name="ce11" style:family="table-cell" style:parent-style-name="Default" style:data-style-name="N2">
      <style:text-properties style:font-name="Noto Sans Mono CJK JP" style:font-name-asian="Noto Sans Mono CJK J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10" office:value-type="date" office:date-value="2025-03-31" calcext:value-type="date">
            <text:p>2025-03-31</text:p>
          </table:table-cell>
          <table:table-cell table:style-name="ce12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4-09-24" calcext:value-type="date">
            <text:p>2024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4-09-25" calcext:value-type="date">
            <text:p>2024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 table:number-rows-repeated="1048447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5">0000/00/00</text:date>, <text:time style:data-style-name="N2" text:time-value="17:23:28.33256050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6.2$Linux_X86_64 LibreOffice_project/520$Build-2</meta:generator>
    <dc:date>2025-09-25T17:17:51.277494620</dc:date>
    <meta:editing-duration>PT21H24M1S</meta:editing-duration>
    <meta:editing-cycles>275</meta:editing-cycles>
    <meta:document-statistic meta:table-count="1" meta:cell-count="512" meta:object-count="0"/>
  </office:meta>
</office:document-meta>
</file>